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Description.setPossibleRoots( ArrayList possibleRoo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Description.XMLDTDDescription( String publicId , String literalId , String baseId , String expandedId , String ro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Description.getGramma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Description.getRoo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Description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TDDescription.setPossibleRoots( Vector possibleRoo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Description.XMLDTDDescription( XMLResourceIdentifier id , String ro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Description.equals( Object desc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DTDDescription.setRootName( String ro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Description.XMLDTDDescription( XML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